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weight="bold" officeooo:rsid="0012ffa5" officeooo:paragraph-rsid="0012ffa5" style:font-weight-asian="bold" style:font-weight-complex="bold"/>
    </style:style>
    <style:style style:name="P2" style:family="paragraph" style:parent-style-name="Standard" style:list-style-name="L1">
      <style:text-properties fo:color="#6666ff" style:font-name="DejaVu Sans Mono" fo:font-weight="normal" officeooo:rsid="0012ffa5" officeooo:paragraph-rsid="0012ffa5" style:font-weight-asian="normal" style:font-weight-complex="normal"/>
    </style:style>
    <style:style style:name="P3" style:family="paragraph" style:parent-style-name="Standard" style:list-style-name="L1">
      <style:text-properties fo:color="#ff9900" style:font-name="DejaVu Sans Mono" fo:font-weight="normal" officeooo:rsid="0012ffa5" officeooo:paragraph-rsid="0012ffa5" style:font-weight-asian="normal" style:font-weight-complex="normal"/>
    </style:style>
    <style:style style:name="P4" style:family="paragraph" style:parent-style-name="Standard" style:list-style-name="L1">
      <style:text-properties fo:color="#00cc00" style:font-name="DejaVu Sans Mono" fo:font-weight="normal" officeooo:rsid="0012ffa5" officeooo:paragraph-rsid="0012ffa5" style:font-weight-asian="normal" style:font-weight-complex="normal"/>
    </style:style>
    <style:style style:name="P5" style:family="paragraph" style:parent-style-name="Standard">
      <style:text-properties fo:color="#00cc00" style:font-name="DejaVu Sans Mono" fo:font-weight="normal" officeooo:rsid="0012ffa5" officeooo:paragraph-rsid="0012ffa5" style:font-weight-asian="normal" style:font-weight-complex="normal"/>
    </style:style>
    <style:style style:name="P6" style:family="paragraph" style:parent-style-name="Standard">
      <style:text-properties fo:color="#000000" style:font-name="DejaVu Sans Mono" fo:font-weight="bold" officeooo:rsid="0012ffa5" officeooo:paragraph-rsid="0012ffa5" style:font-weight-asian="bold" style:font-weight-complex="bold"/>
    </style:style>
    <style:style style:name="P7" style:family="paragraph" style:parent-style-name="Standard" style:list-style-name="L2">
      <style:text-properties fo:color="#000000" style:font-name="DejaVu Sans Mono" fo:font-weight="normal" officeooo:rsid="0012ffa5" officeooo:paragraph-rsid="0012ffa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sService</text:p>
      <text:p text:style-name="P1"/>
      <text:list xml:id="list4655483167359474256" text:style-name="L1">
        <text:list-item>
          <text:p text:style-name="P2">CRUD book</text:p>
        </text:list-item>
        <text:list-item>
          <text:p text:style-name="P2">move book</text:p>
        </text:list-item>
        <text:list-item>
          <text:p text:style-name="P3">lend book</text:p>
        </text:list-item>
        <text:list-item>
          <text:p text:style-name="P3">get returned book</text:p>
        </text:list-item>
        <text:list-item>
          <text:p text:style-name="P3">get lent book</text:p>
        </text:list-item>
        <text:list-item>
          <text:p text:style-name="P3">return book</text:p>
        </text:list-item>
        <text:list-item>
          <text:p text:style-name="P4">CRUD review</text:p>
        </text:list-item>
      </text:list>
      <text:p text:style-name="P5"/>
      <text:p text:style-name="P5"/>
      <text:p text:style-name="P6">SearchService</text:p>
      <text:p text:style-name="P6"/>
      <text:list xml:id="list3358841811874820216" text:style-name="L2">
        <text:list-item>
          <text:p text:style-name="P7">search book</text:p>
        </text:list-item>
        <text:list-item>
          <text:p text:style-name="P7">search review ???</text:p>
        </text:list-item>
        <text:list-item>
          <text:p text:style-name="P7">search lending 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osadas</meta:initial-creator>
    <meta:creation-date>2015-11-07T15:26:45.481266060</meta:creation-date>
    <dc:date>2015-11-07T15:30:29.800646249</dc:date>
    <dc:creator>Francisco Posadas</dc:creator>
    <meta:editing-duration>PT3M45S</meta:editing-duration>
    <meta:editing-cycles>1</meta:editing-cycles>
    <meta:document-statistic meta:table-count="0" meta:image-count="0" meta:object-count="0" meta:page-count="1" meta:paragraph-count="12" meta:word-count="36" meta:character-count="160" meta:non-whitespace-character-count="146"/>
    <meta:generator>LibreOffice/4.4.3.2$Linux_X86_64 LibreOffice_project/40m0$Build-2</meta:generator>
  </office:meta>
</office:document-meta>
</file>